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Standard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8">
      <style:text-properties officeooo:rsid="0007f875" officeooo:paragraph-rsid="0007f875"/>
    </style:style>
    <style:style style:name="P2" style:family="paragraph" style:parent-style-name="Standard" style:list-style-name="L8">
      <style:text-properties officeooo:rsid="0008ad99" officeooo:paragraph-rsid="0008ad99"/>
    </style:style>
    <style:style style:name="P3" style:family="paragraph" style:parent-style-name="Standard" style:list-style-name="L8">
      <style:text-properties officeooo:rsid="0008c2ef" officeooo:paragraph-rsid="0008c2ef"/>
    </style:style>
    <style:style style:name="P4" style:family="paragraph" style:parent-style-name="Standard">
      <style:text-properties officeooo:rsid="0008c2ef" officeooo:paragraph-rsid="000b4b66"/>
    </style:style>
    <style:style style:name="P5" style:family="paragraph" style:parent-style-name="Standard" style:list-style-name="L8">
      <style:text-properties officeooo:rsid="00091fcb" officeooo:paragraph-rsid="00091fcb"/>
    </style:style>
    <style:style style:name="P6" style:family="paragraph" style:parent-style-name="Standard">
      <style:text-properties officeooo:paragraph-rsid="00091fcb"/>
    </style:style>
    <style:style style:name="P7" style:family="paragraph" style:parent-style-name="Standard">
      <style:text-properties officeooo:paragraph-rsid="000a2baa"/>
    </style:style>
    <style:style style:name="P8" style:family="paragraph" style:parent-style-name="Standard">
      <style:text-properties officeooo:paragraph-rsid="000b4b66"/>
    </style:style>
    <style:style style:name="P9" style:family="paragraph" style:parent-style-name="Text_20_body">
      <style:text-properties officeooo:rsid="0008c2ef" officeooo:paragraph-rsid="0008c2ef"/>
    </style:style>
    <style:style style:name="P10" style:family="paragraph" style:parent-style-name="Text_20_body" style:list-style-name="L9">
      <style:text-properties officeooo:rsid="0008c2ef" officeooo:paragraph-rsid="0008c2ef"/>
    </style:style>
    <style:style style:name="P11" style:family="paragraph" style:parent-style-name="Text_20_body" style:list-style-name="L10">
      <style:text-properties officeooo:rsid="0008c2ef" officeooo:paragraph-rsid="0008c2ef"/>
    </style:style>
    <style:style style:name="P12" style:family="paragraph" style:parent-style-name="Text_20_body">
      <style:text-properties officeooo:rsid="0008c2ef" officeooo:paragraph-rsid="00091fcb"/>
    </style:style>
    <style:style style:name="P13" style:family="paragraph" style:parent-style-name="Text_20_body">
      <style:text-properties officeooo:rsid="00091fcb" officeooo:paragraph-rsid="00091fcb"/>
    </style:style>
    <style:style style:name="P14" style:family="paragraph" style:parent-style-name="Text_20_body">
      <style:text-properties officeooo:rsid="000b4b66" officeooo:paragraph-rsid="000b4b66"/>
    </style:style>
    <style:style style:name="P15" style:family="paragraph" style:parent-style-name="Heading_20_2">
      <style:text-properties officeooo:rsid="0008c2ef" officeooo:paragraph-rsid="0008c2ef"/>
    </style:style>
    <style:style style:name="P16" style:family="paragraph" style:parent-style-name="Heading_20_1">
      <style:text-properties officeooo:rsid="0008c2ef" officeooo:paragraph-rsid="0008c2ef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7f875"/>
    </style:style>
    <style:style style:name="T2" style:family="text">
      <style:text-properties officeooo:rsid="0008ad99"/>
    </style:style>
    <style:style style:name="T3" style:family="text">
      <style:text-properties officeooo:rsid="00091fcb"/>
    </style:style>
    <style:style style:name="T4" style:family="text">
      <style:text-properties officeooo:rsid="000a2baa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officeooo:rsid="000b4b66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/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text:style-name="Numbering_20_Symbols" style:num-prefix=" " style:num-suffix="." style:num-format="1">
        <style:list-level-properties text:min-label-width="0.64cm"/>
      </text:list-level-style-number>
      <text:list-level-style-number text:level="2" text:style-name="Numbering_20_Symbols" style:num-prefix=" " style:num-suffix=")" style:num-format="a">
        <style:list-level-properties text:space-before="0.641cm" text:min-label-width="0.64cm"/>
      </text:list-level-style-number>
      <text:list-level-style-bullet text:level="3" text:style-name="Bullet_20_Symbols" style:num-prefix=" " text:bullet-char="•">
        <style:list-level-properties text:space-before="1.281cm" text:min-label-width="0.63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921cm" text:min-label-width="0.64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.561cm" text:min-label-width="0.64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3.201cm" text:min-label-width="0.635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842cm" text:min-label-width="0.635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4.482cm" text:min-label-width="0.635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5.122cm" text:min-label-width="0.635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5.763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Übertragen <text:span text:style-name="T1">aus fragebogen.docx nach javaScript</text:span></text:h>
      <text:p text:style-name="P14">Kontakt: <text:a xlink:type="simple" xlink:href="mailto:frank@baethge.info" text:style-name="Internet_20_link" text:visited-style-name="Visited_20_Internet_20_Link">frank@baethge.info</text:a></text:p>
      <text:h text:style-name="Heading_20_2" text:outline-level="2">Fragen</text:h>
      <text:list xml:id="list6322370678510454046" text:style-name="L8">
        <text:list-item>
          <text:p text:style-name="P1">Prinzipiell haben alle Fragen gemeinsame Eigenschaften: <text:span text:style-name="Source_20_Text">id</text:span>, <text:span text:style-name="Source_20_Text">art</text:span>, <text:span text:style-name="Source_20_Text">txt</text:span> und eventuell weitere Eigenschaften wie <text:span text:style-name="Source_20_Text">bes</text:span>.</text:p>
        </text:list-item>
        <text:list-item>
          <text:p text:style-name="P1"><text:span text:style-name="Source_20_Text">id</text:span> ist für jede Frage einzigartig → Primärschlüssel.</text:p>
        </text:list-item>
        <text:list-item>
          <text:p text:style-name="P1"><text:span text:style-name="Source_20_Text">art</text:span> regelt die Art der Anzeige der Frage; wenn ich bisher nichts übersehen habe<office:annotation><dc:creator>Frank Baethge</dc:creator><dc:date>2015-03-08T09:06:53.073313086</dc:date><text:list text:style-name=""><text:list-item><text:p text:style-name="P17"><text:span text:style-name="T7">Wenn ich was übersehen habe ist eine andere Zahl als Art einzutragen – die Anpassung der Anzeige erfolgt sowieso an anderer Stelle, deshalb ist die ausgewählte Zahl willkürlich.</text:span></text:p></text:list-item></text:list></office:annotation> gibt es Folgende:</text:p>
          <text:list>
            <text:list-item>
              <text:p text:style-name="P1">1 – Vollbildansicht mit einer Spalte Knöpfe, diese mit Beschriftung (<text:span text:style-name="Source_20_Text">bes</text:span>) – <text:span text:style-name="T2">die Beschriftung legt fest, wie viele Knöpfe erscheinen</text:span></text:p>
            </text:list-item>
            <text:list-item>
              <text:p text:style-name="P2">2 – ja/nein</text:p>
            </text:list-item>
            <text:list-item>
              <text:p text:style-name="P1">5 – slider<office:annotation><dc:creator>Frank Baethge</dc:creator><dc:date>2015-03-08T09:02:39.402720001</dc:date><text:list text:continue-numbering="true" text:style-name=""><text:list-item><text:p text:style-name="P17"><text:span text:style-name="T7">Geplant ist erst mal ein Slider, vielleicht sind es aber auch Buttons nebeneinander – ohne Beschriftung (wenn die nämlich besser funktionieren sollten)</text:span></text:p></text:list-item></text:list></office:annotation> 1-5 zur Auswahl der Werte, <text:span text:style-name="T2">Werte müssen 1, 2, 3, 4, 5 sein – nicht umgekehrt</text:span><text:span text:style-name="T2"><office:annotation><dc:creator>Frank Baethge</dc:creator><dc:date>2015-03-08T09:15:27.753678888</dc:date><text:list text:continue-numbering="true" text:style-name=""><text:list-item><text:p text:style-name="P17"><text:span text:style-name="T7">Wäre umgekehrt nötig, müsste eine neue Art erstellt werden.</text:span></text:p></text:list-item></text:list></office:annotation></text:span></text:p>
            </text:list-item>
            <text:list-item>
              <text:p text:style-name="P1">7 – slider 1-7</text:p>
            </text:list-item>
            <text:list-item>
              <text:p text:style-name="P1">20 – slider 1-20</text:p>
            </text:list-item>
            <text:list-item>
              <text:p text:style-name="P1">100 – slider 1-100</text:p>
            </text:list-item>
            <text:list-item>
              <text:p text:style-name="P1">715 – slider 7 h 15 min-Takt</text:p>
            </text:list-item>
            <text:list-item>
              <text:p text:style-name="P1">6 – smileys 1-5</text:p>
            </text:list-item>
            <text:list-item>
              <text:p text:style-name="P1">8 – smileys 1-7</text:p>
            </text:list-item>
          </text:list>
        </text:list-item>
        <text:list-item>
          <text:p text:style-name="P1"><text:span text:style-name="Source_20_Text">txt</text:span> ist die angezeigte Frage<text:line-break/><text:span text:style-name="T2">Beispielsweise in „Wie fühlen Sie sich gerade?“: „NA1“ → „Bekümmert“, „SE1“ → „Entspannt“ usw. ist „Wie fühlen Sie sich gerade?“ eine Überschrift</text:span><text:span text:style-name="T2"><office:annotation><dc:creator>Frank Baethge</dc:creator><dc:date>2015-03-08T09:17:03.964665852</dc:date><text:list text:continue-numbering="true" text:style-name=""><text:list-item><text:p text:style-name="P17"><text:span text:style-name="T7">Die Überschrift wird an anderer Stelle eingetragen. Sollte die Überschrift für einen Bereich immer gleich sein, wäre ein Hinweis hilfreich – siehe Beispiel unten.</text:span></text:p></text:list-item></text:list></office:annotation></text:span><text:span text:style-name="T2">, das heißt nicht der </text:span><text:span text:style-name="Source_20_Text"><text:span text:style-name="T2">txt</text:span></text:span><text:span text:style-name="T2">, „Bekümmert“ ist die Frage.</text:span></text:p>
        </text:list-item>
        <text:list-item>
          <text:p text:style-name="P3"><text:span text:style-name="Source_20_Text">bes</text:span> – Beschriftung der Buttons (sollte nach Möglichkeit nicht zu lang sein) und zugeordnete Antwort. Beispiel <text:span text:style-name="Source_20_Text">['&gt; 7 Stunden',4],</text:span> Knopf für mehr als 7 Std und Wert 4</text:p>
        </text:list-item>
        <text:list-item>
          <text:p text:style-name="P5">bei Fragen wie TLX gibt es noch die Möglichkeit die Texte links und rechts zu bestimmen: <text:span text:style-name="Source_20_Text">lTxt</text:span> und <text:span text:style-name="Source_20_Text">rTxt</text:span>. <text:span text:style-name="Source_20_Text">mTxt</text:span> erscheint dann in der Mitte.</text:p>
        </text:list-item>
        <text:list-item>
          <text:p text:style-name="P5">In welcher Reihenfolge die konkreten Fragen programmiert werden, ist unwichtig.</text:p>
        </text:list-item>
      </text:list>
      <text:h text:style-name="Heading_20_3" text:outline-level="3">Beispiele</text:h>
      <text:p text:style-name="Standard"><text:span text:style-name="Source_20_Text">this.add(new Frage({</text:span></text:p>
      <text:p text:style-name="Standard"><text:span text:style-name="Source_20_Text"><text:tab/>id:'PSQI4',</text:span></text:p>
      <text:p text:style-name="Standard"><text:span text:style-name="Source_20_Text"><text:tab/>art:1,</text:span></text:p>
      <text:p text:style-name="Standard"><text:span text:style-name="Source_20_Text"><text:tab/>txt:'Wie viele Stunden haben Sie tatsächlich geschlafen?&lt;br/&gt;</text:span><text:span text:style-name="Source_20_Text"><office:annotation><dc:creator>Frank Baethge</dc:creator><dc:date>2015-03-08T10:14:33.289029284</dc:date><text:list text:continue-numbering="true" text:style-name=""><text:list-item><text:p text:style-name="P17"><text:span text:style-name="T7">Der txt kann mit HTML formatiert werden. Mein Vorschlag: &lt;br/&gt; als Zeilenumbruch, &lt;strong&gt;...&lt;/strong&gt; zur Hervorhebung.</text:span></text:p></text:list-item></text:list></office:annotation></text:span><text:span text:style-name="Source_20_Text">(Dies kann von der Zeit, die Sie im Bett verbracht haben abweichen.)',</text:span></text:p>
      <text:p text:style-name="Standard"><text:span text:style-name="Source_20_Text"><text:tab/>bes:[</text:span></text:p>
      <text:p text:style-name="Standard"><text:span text:style-name="Source_20_Text"><text:tab/><text:tab/>['&gt; 7 Stunden',4],</text:span></text:p>
      <text:p text:style-name="Standard"><text:span text:style-name="Source_20_Text"><text:tab/><text:tab/>['6-7 Stunden',3],</text:span></text:p>
      <text:p text:style-name="Standard"><text:span text:style-name="Source_20_Text"><text:tab/><text:tab/>['5-6 Stunden',2],</text:span></text:p>
      <text:p text:style-name="Standard"><text:span text:style-name="Source_20_Text"><text:tab/><text:tab/>['&lt; 5 Stunden',1]</text:span></text:p>
      <text:p text:style-name="Standard"><text:span text:style-name="Source_20_Text"><text:tab/>]</text:span></text:p>
      <text:p text:style-name="Standard"><text:span text:style-name="Source_20_Text">}));</text:span></text:p>
      <text:p text:style-name="Standard"><text:span text:style-name="Source_20_Text">this.add(new Frage({</text:span></text:p>
      <text:p text:style-name="Standard"><text:span text:style-name="Source_20_Text"><text:tab/>id:'PSQI7',</text:span></text:p>
      <text:p text:style-name="Standard"><text:span text:style-name="Source_20_Text"><text:tab/>art:1,</text:span></text:p>
      <text:p text:style-name="Standard"><text:span text:style-name="Source_20_Text"><text:tab/>txt:'Wie würden Sie Ihren Schlaf in der letzten Nacht bewerten?',</text:span></text:p>
      <text:p text:style-name="Standard"><text:span text:style-name="Source_20_Text"><text:tab/>bes:[</text:span></text:p>
      <text:p text:style-name="Standard"><text:span text:style-name="Source_20_Text"><text:tab/><text:tab/>['sehr schlecht',1],</text:span></text:p>
      <text:p text:style-name="Standard"><text:span text:style-name="Source_20_Text"><text:tab/><text:tab/>['eher schlecht',2],</text:span></text:p>
      <text:p text:style-name="Standard"><text:span text:style-name="Source_20_Text"><text:tab/><text:tab/>['eher gut',3],</text:span></text:p>
      <text:p text:style-name="Standard"><text:span text:style-name="Source_20_Text"><text:tab/><text:tab/>['gut',4]</text:span></text:p>
      <text:p text:style-name="Standard"><text:span text:style-name="Source_20_Text"><text:tab/>]</text:span></text:p>
      <text:p text:style-name="Standard"><text:span text:style-name="Source_20_Text">}));</text:span></text:p>
      <text:p text:style-name="Standard"/>
      <text:p text:style-name="P8"><text:span text:style-name="Source_20_Text"/></text:p>
      <text:p text:style-name="Standard"><text:span text:style-name="Source_20_Text">this.add(new Frage({ id:'NA1', art:5, txt:'Bekümmert' }));</text:span></text:p>
      <text:p text:style-name="Standard"><text:span text:style-name="Source_20_Text">this.add(new Frage({ id:'SE1', art:5, txt:'Entspannt' }));</text:span></text:p>
      <text:p text:style-name="Standard"><text:span text:style-name="Source_20_Text">this.add(new Frage({ id:'PAVI1',art:5, txt:'Aktiv' }));</text:span></text:p>
      <text:p text:style-name="Standard"><text:span text:style-name="Source_20_Text">this.add(new Frage({ id:'NA2', art:5, txt:'Verärgert' }));</text:span></text:p>
      <text:p text:style-name="Standard"/>
      <text:p text:style-name="P6"><text:soft-page-break/><text:span text:style-name="Source_20_Text">this.add(new Frage({ id:'</text:span><text:span text:style-name="Source_20_Text"><text:span text:style-name="T3">SUPPO</text:span></text:span><text:span text:style-name="Source_20_Text">', art:5, txt:'Verärgert', </text:span><text:span text:style-name="Source_20_Text"><text:span text:style-name="T3">lTxt:'Sehr wenig', rTxt:'Sehr stark'</text:span></text:span><text:span text:style-name="Source_20_Text"> }));</text:span></text:p>
      <text:p text:style-name="P7"><text:span text:style-name="Source_20_Text">this.add(new Frage({ id:'</text:span><text:span text:style-name="Source_20_Text"><text:span text:style-name="T4">SITCON1</text:span></text:span><text:span text:style-name="Source_20_Text">', art:5, txt:'Ich musste heute mit Unterlagen und Informationen arbeiten, die unvollständig und veraltet waren.', </text:span><text:span text:style-name="Source_20_Text"><text:span text:style-name="T3">lTxt:'trifft gar nicht zu', rTxt:'trifft völlig zu'</text:span></text:span><text:span text:style-name="Source_20_Text"> }));</text:span></text:p>
      <text:p text:style-name="P7"><text:span text:style-name="Source_20_Text"/></text:p>
      <text:p text:style-name="P6"><text:span text:style-name="Source_20_Text">this.add(new Frage({</text:span></text:p>
      <text:p text:style-name="P6"><text:span text:style-name="Source_20_Text"><text:tab/>id:'</text:span><text:span text:style-name="Source_20_Text"><text:span text:style-name="T3">CONT</text:span></text:span><text:span text:style-name="Source_20_Text">',</text:span></text:p>
      <text:p text:style-name="P6"><text:span text:style-name="Source_20_Text"><text:tab/>art:1,</text:span></text:p>
      <text:p text:style-name="P6"><text:span text:style-name="Source_20_Text"><text:tab/>txt:'Wenn Sie Ihre Tätigkeit heute betrachten, inwieweit konnten Sie die Reihenfolge der Arbeitsschritte selbst festlegen?',</text:span></text:p>
      <text:p text:style-name="P6"><text:span text:style-name="Source_20_Text"><text:tab/>bes:[</text:span></text:p>
      <text:p text:style-name="P6"><text:span text:style-name="Source_20_Text"><text:tab/><text:tab/>['sehr </text:span><text:span text:style-name="Source_20_Text"><text:span text:style-name="T3">wenig</text:span></text:span><text:span text:style-name="Source_20_Text">',1],</text:span></text:p>
      <text:p text:style-name="P6"><text:span text:style-name="Source_20_Text"><text:tab/><text:tab/>['</text:span><text:span text:style-name="Source_20_Text"><text:span text:style-name="T3">ziemlich wenig</text:span></text:span><text:span text:style-name="Source_20_Text">',2],</text:span></text:p>
      <text:p text:style-name="P6"><text:span text:style-name="Source_20_Text"><text:tab/><text:tab/>['</text:span><text:span text:style-name="Source_20_Text"><text:span text:style-name="T3">etwas</text:span></text:span><text:span text:style-name="Source_20_Text">',3],</text:span></text:p>
      <text:p text:style-name="P6"><text:span text:style-name="Source_20_Text"><text:tab/><text:tab/>['</text:span><text:span text:style-name="Source_20_Text"><text:span text:style-name="T3">ziemlich viel</text:span></text:span><text:span text:style-name="Source_20_Text">',4],</text:span></text:p>
      <text:p text:style-name="P6"><text:span text:style-name="Source_20_Text"><text:tab/><text:tab/></text:span><text:span text:style-name="Source_20_Text"><text:span text:style-name="T3">['sehr viel',5]</text:span></text:span></text:p>
      <text:p text:style-name="P6"><text:span text:style-name="Source_20_Text"><text:tab/>]</text:span></text:p>
      <text:p text:style-name="P6"><text:span text:style-name="Source_20_Text">}));</text:span></text:p>
      <text:p text:style-name="P6"><text:span text:style-name="Source_20_Text"/></text:p>
      <text:p text:style-name="P6"><text:span text:style-name="Source_20_Text"/></text:p>
      <text:h text:style-name="P15" text:outline-level="2">Reihenfolge der Fragen</text:h>
      <text:list xml:id="list6785918930326292111" text:style-name="L9">
        <text:list-item>
          <text:p text:style-name="P10">Außerdem benötige ich die Reihenfolgen der Fragen <text:span text:style-name="T3">als Auflistung </text:span>für morgens, nach der Arbeit und abends</text:p>
        </text:list-item>
        <text:list-item>
          <text:p text:style-name="P10">Wiederholt sich eine Gruppe, dann kann dies<text:span text:style-name="T3">e</text:span> extra aufgezä<text:span text:style-name="T3">h</text:span>lt werden <text:span text:style-name="T3">und als Variable dienen</text:span></text:p>
        </text:list-item>
      </text:list>
      <text:h text:style-name="Heading_20_3" text:outline-level="3">Beispiel</text:h>
      <text:p text:style-name="P4"><text:span text:style-name="Source_20_Text"><text:span text:style-name="T6">Heading:'Wie fühlen Sie sich gerade?'</text:span></text:span></text:p>
      <text:p text:style-name="P9">moodStates: NA1, SE1, PAVI1, usw</text:p>
      <text:p text:style-name="P9">morgens: moodStates, PSQI4, PSQI7, PSQI2, usw</text:p>
      <text:p text:style-name="P12">nachDerArbeit: moodStates<office:annotation><dc:creator>Frank Baethge</dc:creator><dc:date>2015-03-08T09:34:41.846353453</dc:date><text:list text:style-name=""><text:list-item><text:p text:style-name="P17"><text:span text:style-name="T7">Das geht aber nur, wenn </text:span><text:span text:style-name="T9">wirklich alles </text:span><text:span text:style-name="T7">identisch ist.</text:span></text:p></text:list-item></text:list></office:annotation>, <text:span text:style-name="T3">TLX…, TLX…, …</text:span></text:p>
      <text:p text:style-name="P13">abends: moodStates, OVERTI, …</text:p>
      <text:h text:style-name="P16" text:outline-level="1">offene Fragen</text:h>
      <text:list xml:id="list2805163170556082334" text:style-name="L10">
        <text:list-item>
          <text:p text:style-name="P11">Unter der Tabelle „Wie fühlen Sie sich gerade“ wird noch eine weitere Beschriftung angegeben? Welche wird angezeigt?<text:line-break/>Sollte sich die Beschriftung ändern, so müssen eventuell weitere Arten erstellt werd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Standard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Garamond" fo:font-family="Garamond" style:font-style-name="Standard" style:font-family-generic="roman" style:font-pitch="variable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>
        <style:tab-stops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keep-with-next="always"/>
      <style:text-properties style:font-name="Garamond" fo:font-family="Garamond" style:font-style-name="Standard" style:font-family-generic="roman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>
        <style:tab-stops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Aufgabe" style:display-name="Standard Aufgabe" style:family="paragraph" style:parent-style-name="Standard" style:master-page-name="">
      <style:paragraph-properties fo:margin-top="0cm" fo:margin-bottom="0.101cm" loext:contextual-spacing="false" fo:orphans="2" fo:widows="2" style:page-number="auto">
        <style:tab-stops>
          <style:tab-stop style:position="17cm" style:type="right"/>
        </style:tab-stops>
      </style:paragraph-properties>
    </style:style>
    <style:style style:name="Standard_20_Aufgabe_20_Tabulator" style:display-name="Standard Aufgabe Tabulator" style:family="paragraph" style:parent-style-name="Standard_20_Aufgabe">
      <style:paragraph-properties>
        <style:tab-stops>
          <style:tab-stop style:position="2.499cm" style:type="center"/>
          <style:tab-stop style:position="5.5cm" style:type="center"/>
          <style:tab-stop style:position="8.5cm" style:type="center"/>
          <style:tab-stop style:position="11.501cm" style:type="center"/>
          <style:tab-stop style:position="14.499cm" style:type="center"/>
          <style:tab-stop style:position="17cm" style:type="center"/>
        </style:tab-stops>
      </style:paragraph-properties>
    </style:style>
    <style:style style:name="Standard_20_Aufgabe_20_Tabulator4" style:display-name="Standard Aufgabe Tabulator4" style:family="paragraph" style:parent-style-name="Standard_20_Aufgabe_20_Tabulator">
      <style:paragraph-properties>
        <style:tab-stops>
          <style:tab-stop style:position="3.251cm" style:type="center"/>
          <style:tab-stop style:position="7.001cm" style:type="center"/>
          <style:tab-stop style:position="10.749cm" style:type="center"/>
          <style:tab-stop style:position="14.499cm" style:type="center"/>
          <style:tab-stop style:position="17cm" style:type="center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fo:font-size="9p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101cm" fo:margin-right="0.101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>Übertragung</dc:title>
    <meta:creation-date>2015-03-08T08:51:04.076418414</meta:creation-date>
    <meta:editing-cycles>4</meta:editing-cycles>
    <meta:editing-duration>PT19M7S</meta:editing-duration>
    <meta:initial-creator>Frank Baethge</meta:initial-creator>
    <meta:keyword>Übertragung Fragen</meta:keyword>
    <dc:subject>fb3</dc:subject>
    <dc:date>2015-03-08T10:16:37.638403395</dc:date>
    <dc:creator>Frank Baethge</dc:creator>
    <meta:document-statistic meta:table-count="0" meta:image-count="0" meta:object-count="0" meta:page-count="2" meta:paragraph-count="71" meta:word-count="462" meta:character-count="3189" meta:non-whitespace-character-count="2764"/>
    <meta:user-defined meta:name="Info 1"/>
    <meta:user-defined meta:name="Info 2"/>
    <meta:user-defined meta:name="Info 3"/>
    <meta:user-defined meta:name="Info 4"/>
    <meta:template xlink:type="simple" xlink:actuate="onRequest" xlink:title="Vorlage A4" xlink:href="../../../.config/libreoffice/4/user/template/Vorlage%20A4.ott" meta:date="2015-03-08T08:51:03.555610263"/>
  </office:meta>
</office:document-meta>
</file>